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"period"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ranch_code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head_business_code_7</text:p>
          </table:table-cell>
          <table:table-cell office:value-type="string" calcext:value-type="string">
            <text:p>head_business_name</text:p>
          </table:table-cell>
          <table:table-cell office:value-type="string" calcext:value-type="string">
            <text:p>headmn_code_7</text:p>
          </table:table-cell>
          <table:table-cell office:value-type="string" calcext:value-type="string">
            <text:p>headmn_name</text:p>
          </table:table-cell>
          <table:table-cell office:value-type="string" calcext:value-type="string">
            <text:p>manager_code_7</text:p>
          </table:table-cell>
          <table:table-cell office:value-type="string" calcext:value-type="string">
            <text:p>manager_name</text:p>
          </table:table-cell>
          <table:table-cell office:value-type="string" calcext:value-type="string">
            <text:p>agent_code_7</text:p>
          </table:table-cell>
          <table:table-cell office:value-type="string" calcext:value-type="string">
            <text:p>agent_status</text:p>
          </table:table-cell>
          <table:table-cell office:value-type="string" calcext:value-type="string">
            <text:p>agent_name</text:p>
          </table:table-cell>
          <table:table-cell office:value-type="string" calcext:value-type="string">
            <text:p>"position"</text:p>
          </table:table-cell>
          <table:table-cell office:value-type="string" calcext:value-type="string">
            <text:p>position_group</text:p>
          </table:table-cell>
          <table:table-cell office:value-type="string" calcext:value-type="string">
            <text:p>personal_id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occupation_grou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ducation_group</text:p>
          </table:table-cell>
          <table:table-cell office:value-type="string" calcext:value-type="string">
            <text:p>agent_start_date</text:p>
          </table:table-cell>
          <table:table-cell office:value-type="string" calcext:value-type="string">
            <text:p>appointed_year_desc</text:p>
          </table:table-cell>
          <table:table-cell office:value-type="string" calcext:value-type="string">
            <text:p>agent_age</text:p>
          </table:table-cell>
          <table:table-cell office:value-type="string" calcext:value-type="string">
            <text:p>agent_age_duration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working_age</text:p>
          </table:table-cell>
          <table:table-cell office:value-type="string" calcext:value-type="string">
            <text:p>position_date_current</text:p>
          </table:table-cell>
          <table:table-cell office:value-type="string" calcext:value-type="string">
            <text:p>position_ag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se_expired_date</text:p>
          </table:table-cell>
          <table:table-cell office:value-type="string" calcext:value-type="string">
            <text:p>appointed_period</text:p>
          </table:table-cell>
          <table:table-cell office:value-type="string" calcext:value-type="string">
            <text:p>recruiter_code_7</text:p>
          </table:table-cell>
          <table:table-cell office:value-type="string" calcext:value-type="string">
            <text:p>recruiter_name</text:p>
          </table:table-cell>
          <table:table-cell office:value-type="string" calcext:value-type="string">
            <text:p>recruiter_position</text:p>
          </table:table-cell>
          <table:table-cell office:value-type="string" calcext:value-type="string">
            <text:p>manager_period_adjust</text:p>
          </table:table-cell>
          <table:table-cell office:value-type="string" calcext:value-type="string">
            <text:p>manager_adjust_desc</text:p>
          </table:table-cell>
          <table:table-cell office:value-type="string" calcext:value-type="string">
            <text:p>supervisor_period_adjust</text:p>
          </table:table-cell>
          <table:table-cell office:value-type="string" calcext:value-type="string">
            <text:p>supervisor_adjust_desc</text:p>
          </table:table-cell>
          <table:table-cell office:value-type="string" calcext:value-type="string">
            <text:p>premium_cream</text:p>
          </table:table-cell>
          <table:table-cell office:value-type="string" calcext:value-type="string">
            <text:p>premium_pa</text:p>
          </table:table-cell>
          <table:table-cell office:value-type="string" calcext:value-type="string">
            <text:p>premium_coffee</text:p>
          </table:table-cell>
          <table:table-cell office:value-type="string" calcext:value-type="string">
            <text:p>premium_total</text:p>
          </table:table-cell>
          <table:table-cell office:value-type="string" calcext:value-type="string">
            <text:p>premium_portfolio</text:p>
          </table:table-cell>
          <table:table-cell office:value-type="string" calcext:value-type="string">
            <text:p>new_case_ord_ind</text:p>
          </table:table-cell>
          <table:table-cell office:value-type="string" calcext:value-type="string">
            <text:p>new_case_pa</text:p>
          </table:table-cell>
          <table:table-cell office:value-type="string" calcext:value-type="string">
            <text:p>commission_first</text:p>
          </table:table-cell>
          <table:table-cell office:value-type="string" calcext:value-type="string">
            <text:p>commission_first_level</text:p>
          </table:table-cell>
          <table:table-cell office:value-type="string" calcext:value-type="string">
            <text:p>commission_next_year</text:p>
          </table:table-cell>
          <table:table-cell office:value-type="string" calcext:value-type="string">
            <text:p>premium_can_be</text:p>
          </table:table-cell>
          <table:table-cell office:value-type="string" calcext:value-type="string">
            <text:p>premium_target</text:p>
          </table:table-cell>
          <table:table-cell office:value-type="string" calcext:value-type="string">
            <text:p>persistency</text:p>
          </table:table-cell>
          <table:table-cell office:value-type="string" calcext:value-type="string">
            <text:p>appointed_agent_amount</text:p>
          </table:table-cell>
          <table:table-cell office:value-type="string" calcext:value-type="string">
            <text:p>keep_amount</text:p>
          </table:table-cell>
          <table:table-cell office:value-type="string" calcext:value-type="string">
            <text:p>ov_supervisor</text:p>
          </table:table-cell>
          <table:table-cell office:value-type="string" calcext:value-type="string">
            <text:p>ov_manager</text:p>
          </table:table-cell>
          <table:table-cell office:value-type="string" calcext:value-type="string">
            <text:p>csv_created_date</text:p>
          </table:table-cell>
          <table:table-cell office:value-type="string" calcext:value-type="string">
            <text:p>csv_created_by</text:p>
          </table:table-cell>
          <table:table-cell office:value-type="string" calcext:value-type="string">
            <text:p>esb_created_date</text:p>
          </table:table-cell>
          <table:table-cell office:value-type="string" calcext:value-type="string">
            <text:p>esb_created_by</text:p>
          </table:table-cell>
          <table:table-cell office:value-type="string" calcext:value-type="string">
            <text:p>"_audit_filename"</text:p>
          </table:table-cell>
          <table:table-cell office:value-type="string" calcext:value-type="string">
            <text:p>"_audit_filemod"</text:p>
          </table:table-cell>
          <table:table-cell office:value-type="string" calcext:value-type="string">
            <text:p>"_audit_filesize"</text:p>
          </table:table-cell>
          <table:table-cell office:value-type="string" calcext:value-type="string">
            <text:p>"_audit_created"</text:p>
          </table:table-cell>
          <table:table-cell office:value-type="string" calcext:value-type="string">
            <text:p>asst_manager_code_7</text:p>
          </table:table-cell>
          <table:table-cell office:value-type="string" calcext:value-type="string">
            <text:p>asst_manager_name</text:p>
          </table:table-cell>
          <table:table-cell office:value-type="string" calcext:value-type="string">
            <text:p>position_level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800776" calcext:value-type="float">
            <text:p>580077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ธนภัทร รุ่งธนกิจวิวัฒน์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4701503" calcext:value-type="float">
            <text:p>4701503</text:p>
          </table:table-cell>
          <table:table-cell office:value-type="string" calcext:value-type="string">
            <text:p>นางสรัลพร มงคลพันธุ์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84760" calcext:value-type="float">
            <text:p>3284760</text:p>
          </table:table-cell>
          <table:table-cell office:value-type="string" calcext:value-type="string">
            <text:p>นายปรีชา อุดมพงศ์สุข</text:p>
          </table:table-cell>
          <table:table-cell office:value-type="float" office:value="5800777" calcext:value-type="float">
            <text:p>580077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วันเพ็ญ เทศทอง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3284760" calcext:value-type="float">
            <text:p>3284760</text:p>
          </table:table-cell>
          <table:table-cell office:value-type="string" calcext:value-type="string">
            <text:p>นายปรีชา อุดมพงศ์สุข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800972" calcext:value-type="float">
            <text:p>58009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ฐาวรางค์ วัฒนกรกิจเจริญ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4701503" calcext:value-type="float">
            <text:p>4701503</text:p>
          </table:table-cell>
          <table:table-cell office:value-type="string" calcext:value-type="string">
            <text:p>นางสรัลพร มงคลพันธุ์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800973" calcext:value-type="float">
            <text:p>58009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ชัชวาล คงเมือง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4701503" calcext:value-type="float">
            <text:p>4701503</text:p>
          </table:table-cell>
          <table:table-cell office:value-type="string" calcext:value-type="string">
            <text:p>นางสรัลพร มงคลพันธุ์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4600332" calcext:value-type="float">
            <text:p>4600332</text:p>
          </table:table-cell>
          <table:table-cell office:value-type="string" calcext:value-type="string">
            <text:p>นางศรินรัตน์ พัชรกุลชัยเลิศ</text:p>
          </table:table-cell>
          <table:table-cell office:value-type="float" office:value="5900047" calcext:value-type="float">
            <text:p>59000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พรพรหม พลนารักษ์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4600332" calcext:value-type="float">
            <text:p>4600332</text:p>
          </table:table-cell>
          <table:table-cell office:value-type="string" calcext:value-type="string">
            <text:p>นางศรินรัตน์ พัชรกุลชัยเลิศ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900061" calcext:value-type="float">
            <text:p>590006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สุวรรณ คงทรัพย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4701503" calcext:value-type="float">
            <text:p>4701503</text:p>
          </table:table-cell>
          <table:table-cell office:value-type="string" calcext:value-type="string">
            <text:p>นางสรัลพร มงคลพันธุ์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101725" calcext:value-type="float">
            <text:p>5101725</text:p>
          </table:table-cell>
          <table:table-cell office:value-type="string" calcext:value-type="string">
            <text:p>นางพรวดี มหิศมณี</text:p>
          </table:table-cell>
          <table:table-cell office:value-type="float" office:value="5900429" calcext:value-type="float">
            <text:p>59004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วิภารัตน์ สังวาลไชย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101725" calcext:value-type="float">
            <text:p>5101725</text:p>
          </table:table-cell>
          <table:table-cell office:value-type="string" calcext:value-type="string">
            <text:p>นางพรวดี มหิศมณี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559" calcext:value-type="float">
            <text:p>5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1-4,999 บาท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4600332" calcext:value-type="float">
            <text:p>4600332</text:p>
          </table:table-cell>
          <table:table-cell office:value-type="string" calcext:value-type="string">
            <text:p>นางศรินรัตน์ พัชรกุลชัยเลิศ</text:p>
          </table:table-cell>
          <table:table-cell office:value-type="float" office:value="5900432" calcext:value-type="float">
            <text:p>59004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รัตตา พานิชสุโข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224633" calcext:value-type="float">
            <text:p>3224633</text:p>
          </table:table-cell>
          <table:table-cell office:value-type="string" calcext:value-type="string">
            <text:p>นางฉวีวรรณ <text:s/>ดวงอินทร์ฉาย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101725" calcext:value-type="float">
            <text:p>5101725</text:p>
          </table:table-cell>
          <table:table-cell office:value-type="string" calcext:value-type="string">
            <text:p>นางพรวดี มหิศมณี</text:p>
          </table:table-cell>
          <table:table-cell office:value-type="float" office:value="5901034" calcext:value-type="float">
            <text:p>59010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สัณหนันท์ มหิศมณี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5101725" calcext:value-type="float">
            <text:p>5101725</text:p>
          </table:table-cell>
          <table:table-cell office:value-type="string" calcext:value-type="string">
            <text:p>นางพรวดี มหิศมณี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4600332" calcext:value-type="float">
            <text:p>4600332</text:p>
          </table:table-cell>
          <table:table-cell office:value-type="string" calcext:value-type="string">
            <text:p>นางศรินรัตน์ พัชรกุลชัยเลิศ</text:p>
          </table:table-cell>
          <table:table-cell office:value-type="float" office:value="5901122" calcext:value-type="float">
            <text:p>59011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ธัญรัตน์ วงศ์ปัญจ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4600332" calcext:value-type="float">
            <text:p>4600332</text:p>
          </table:table-cell>
          <table:table-cell office:value-type="string" calcext:value-type="string">
            <text:p>นางศรินรัตน์ พัชรกุลชัยเลิศ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446" calcext:value-type="float">
            <text:p>3100446</text:p>
          </table:table-cell>
          <table:table-cell office:value-type="string" calcext:value-type="string">
            <text:p>นายสำเริง อัจฉริยาการุณ</text:p>
          </table:table-cell>
          <table:table-cell office:value-type="float" office:value="5901127" calcext:value-type="float">
            <text:p>59011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สมพร ดีคะสัมพันธ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3100446" calcext:value-type="float">
            <text:p>3100446</text:p>
          </table:table-cell>
          <table:table-cell office:value-type="string" calcext:value-type="string">
            <text:p>นายสำเริง อัจฉริยาการุณ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101725" calcext:value-type="float">
            <text:p>5101725</text:p>
          </table:table-cell>
          <table:table-cell office:value-type="string" calcext:value-type="string">
            <text:p>นางพรวดี มหิศมณี</text:p>
          </table:table-cell>
          <table:table-cell office:value-type="float" office:value="5951133" calcext:value-type="float">
            <text:p>59511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อรวรรยา จันดี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101725" calcext:value-type="float">
            <text:p>5101725</text:p>
          </table:table-cell>
          <table:table-cell office:value-type="string" calcext:value-type="string">
            <text:p>นางพรวดี มหิศมณี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4600332" calcext:value-type="float">
            <text:p>4600332</text:p>
          </table:table-cell>
          <table:table-cell office:value-type="string" calcext:value-type="string">
            <text:p>นางศรินรัตน์ พัชรกุลชัยเลิศ</text:p>
          </table:table-cell>
          <table:table-cell office:value-type="float" office:value="5951835" calcext:value-type="float">
            <text:p>59518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พรทิวา สังข์ธูป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4600332" calcext:value-type="float">
            <text:p>4600332</text:p>
          </table:table-cell>
          <table:table-cell office:value-type="string" calcext:value-type="string">
            <text:p>นางศรินรัตน์ พัชรกุลชัยเลิศ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710840" calcext:value-type="float">
            <text:p>5710840</text:p>
          </table:table-cell>
          <table:table-cell office:value-type="string" calcext:value-type="string">
            <text:p>นางพรรณอร ทับทิม</text:p>
          </table:table-cell>
          <table:table-cell office:value-type="float" office:value="6000096" calcext:value-type="float">
            <text:p>60000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ภัทรชนัน คัมภิรานนท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710840" calcext:value-type="float">
            <text:p>5710840</text:p>
          </table:table-cell>
          <table:table-cell office:value-type="string" calcext:value-type="string">
            <text:p>นางพรรณอร ทับทิม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14" calcext:value-type="float">
            <text:p>90116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ศูนย์วัฒนธรรมแห่งประเทศไทย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710840" calcext:value-type="float">
            <text:p>5710840</text:p>
          </table:table-cell>
          <table:table-cell office:value-type="string" calcext:value-type="string">
            <text:p>นางพรรณอร ทับทิม</text:p>
          </table:table-cell>
          <table:table-cell office:value-type="float" office:value="6000097" calcext:value-type="float">
            <text:p>600009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กรกมล ทิพย์ราพันธ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710840" calcext:value-type="float">
            <text:p>5710840</text:p>
          </table:table-cell>
          <table:table-cell office:value-type="string" calcext:value-type="string">
            <text:p>นางพรรณอร ทับทิม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101725" calcext:value-type="float">
            <text:p>5101725</text:p>
          </table:table-cell>
          <table:table-cell office:value-type="string" calcext:value-type="string">
            <text:p>นางพรวดี มหิศมณี</text:p>
          </table:table-cell>
          <table:table-cell office:value-type="float" office:value="6000098" calcext:value-type="float">
            <text:p>60000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เทิดศักดิ์ จิตรประเสริฐพ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101725" calcext:value-type="float">
            <text:p>5101725</text:p>
          </table:table-cell>
          <table:table-cell office:value-type="string" calcext:value-type="string">
            <text:p>นางพรวดี มหิศมณี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6000099" calcext:value-type="float">
            <text:p>60000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สุรัช โกไศยกานนท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600361" calcext:value-type="float">
            <text:p>5600361</text:p>
          </table:table-cell>
          <table:table-cell office:value-type="string" calcext:value-type="string">
            <text:p>นางศิวิไล ทองอุดม</text:p>
          </table:table-cell>
          <table:table-cell office:value-type="float" office:value="6000100" calcext:value-type="float">
            <text:p>600010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ณัฐภัทร ทองอุดม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600361" calcext:value-type="float">
            <text:p>5600361</text:p>
          </table:table-cell>
          <table:table-cell office:value-type="string" calcext:value-type="string">
            <text:p>นางศิวิไล ทองอุดม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-4,999 บาท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8003290" calcext:value-type="float">
            <text:p>800329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ผจก.หน่วย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8011601" calcext:value-type="float">
            <text:p>80116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ผจก.หน่วย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11601" calcext:value-type="float">
            <text:p>8011601</text:p>
          </table:table-cell>
          <table:table-cell office:value-type="string" calcext:value-type="string">
            <text:p>ชำระเอง</text:p>
          </table:table-cell>
          <table:table-cell office:value-type="float" office:value="8100116" calcext:value-type="float">
            <text:p>810011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01" calcext:value-type="float">
            <text:p>90116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ปจ.สมุทรปราก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02" calcext:value-type="float">
            <text:p>901160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ถาบันเทคโนโลยีราชมงคล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03" calcext:value-type="float">
            <text:p>90116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สามัญศึกษา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04" calcext:value-type="float">
            <text:p>901160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องอำนวยการโรงงานยาสูบ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05" calcext:value-type="float">
            <text:p>90116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ำนักพระพุทธศาสนาแห่งชาติ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06" calcext:value-type="float">
            <text:p>90116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องซ่อมบำรุงโรงงานยาสูบ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07" calcext:value-type="float">
            <text:p>90116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ทางหลวง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08" calcext:value-type="float">
            <text:p>90116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บัณฑิตพัฒนบริหารศาสตร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09" calcext:value-type="float">
            <text:p>90116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ะทรวงศึกษาธิก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11" calcext:value-type="float">
            <text:p>90116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ปอ.บางบ่อ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18" calcext:value-type="float">
            <text:p>90116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อาชีวะศึกษา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19" calcext:value-type="float">
            <text:p>90116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โอนผ่านธนาค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0" calcext:value-type="float">
            <text:p>901162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หักเงินบัญชีธนาค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1" calcext:value-type="float">
            <text:p>90116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นง.ประกันสังคม สมุทรปราก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2" calcext:value-type="float">
            <text:p>901162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นง.โยธาธิการและผังเมืองจังหวัดนนทบุ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3" calcext:value-type="float">
            <text:p>90116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ศูนย์รวมกทม.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4" calcext:value-type="float">
            <text:p>901162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โยธาธิการและผังเมือง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5" calcext:value-type="float">
            <text:p>90116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ุงเทพมหานคร 2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6" calcext:value-type="float">
            <text:p>90116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นง.การประปา มีนบุรี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7" calcext:value-type="float">
            <text:p>90116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ควบคุมโรค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8" calcext:value-type="float">
            <text:p>90116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ราชทัณฑ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29" calcext:value-type="float">
            <text:p>90116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วิชาการเกษต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30" calcext:value-type="float">
            <text:p>901163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ธนาคารกรุงไทย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31" calcext:value-type="float">
            <text:p>90116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คณะนิติศาสตร์ จุฬาลงกรณ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32" calcext:value-type="float">
            <text:p>90116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ำนักการศึกษา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33" calcext:value-type="float">
            <text:p>90116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ะทรวงการคลัง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34" calcext:value-type="float">
            <text:p>90116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พัฒนาที่ดิน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35" calcext:value-type="float">
            <text:p>90116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การอนามัย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36" calcext:value-type="float">
            <text:p>90116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เรือนจำกลางคลองเปรม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37" calcext:value-type="float">
            <text:p>90116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เรือนจำกลางบางขวาง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38" calcext:value-type="float">
            <text:p>901163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เรือนจำพิเศษกรุงเทพฯ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40" calcext:value-type="float">
            <text:p>901164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เรือนจำพิเศษธนบุรี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41" calcext:value-type="float">
            <text:p>90116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องกามโรค ร.พ.บางรัก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42" calcext:value-type="float">
            <text:p>901164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รพช. สมุทรปราก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44" calcext:value-type="float">
            <text:p>901164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ข.ส.ม.ก. เขต 2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45" calcext:value-type="float">
            <text:p>901164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ข.ส.ม.ก. เขต 3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46" calcext:value-type="float">
            <text:p>90116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ำนักงานเขตสวนหลวง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49" calcext:value-type="float">
            <text:p>90116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ำนักงานเขตมีนบุรี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50" calcext:value-type="float">
            <text:p>901165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ขสมก. สำนักงานใหญ่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51" calcext:value-type="float">
            <text:p>90116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โอนผ่านธนาค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52" calcext:value-type="float">
            <text:p>90116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หักเงินบัญชีธนาค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53" calcext:value-type="float">
            <text:p>90116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ศึกษาธิการจังหวัด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54" calcext:value-type="float">
            <text:p>90116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ำนักงานคณะกรรมการศึกษา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55" calcext:value-type="float">
            <text:p>90116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ารท่าเรือแห่งประเทศไทย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56" calcext:value-type="float">
            <text:p>90116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ารสื่อสารแห่งประเทศไทย(กสท.)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62" calcext:value-type="float">
            <text:p>901166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ุงเทพมหานคร (2)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63" calcext:value-type="float">
            <text:p>90116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สท.กองวิเคราะห์ต้นทุน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64" calcext:value-type="float">
            <text:p>901166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ปณ.มีนบุรี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666" calcext:value-type="float">
            <text:p>901166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สท.กองระบบบัญชี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11" calcext:value-type="float">
            <text:p>90118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นง.คณะกรรมการการศึกษาเอกชน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12" calcext:value-type="float">
            <text:p>90118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การศาสนา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14" calcext:value-type="float">
            <text:p>90118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สวัสดิการและคุ้มครองแรงงาน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15" calcext:value-type="float">
            <text:p>90118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พัฒนาฝีมือแรงงาน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17" calcext:value-type="float">
            <text:p>901181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ะทรวงแรงงานและสวัสดิการสังคม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18" calcext:value-type="float">
            <text:p>90118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ำนักงานสวัสดิการสังคม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19" calcext:value-type="float">
            <text:p>90118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ทะเบียนการค้า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20" calcext:value-type="float">
            <text:p>901182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่วนวินัยและสอบสวน บ.ไปรษณีย์ไทย จก.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21" calcext:value-type="float">
            <text:p>90118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สรรพาก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23" calcext:value-type="float">
            <text:p>901182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สรรพสามิต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25" calcext:value-type="float">
            <text:p>901182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นง.การประถมศึกษาจ.ปทุมธานี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26" calcext:value-type="float">
            <text:p>901182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วิเทศสหก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27" calcext:value-type="float">
            <text:p>901182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การศึกษานอกโรงเรียน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28" calcext:value-type="float">
            <text:p>90118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สรรพสามิต 2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29" calcext:value-type="float">
            <text:p>90118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องค์การสวนยาง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30" calcext:value-type="float">
            <text:p>901183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ประชาสงเคราะห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32" calcext:value-type="float">
            <text:p>901183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ส่งเสริมอุตสาหกรรม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33" calcext:value-type="float">
            <text:p>90118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ำนักราชเลขาธิก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34" calcext:value-type="float">
            <text:p>90118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ะทรวงอุตสาหกรรม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35" calcext:value-type="float">
            <text:p>90118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ป.กระทรวงวิทยาศาสตร์ ฯ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36" calcext:value-type="float">
            <text:p>901183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ทบวงมหาวิทยาลัย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37" calcext:value-type="float">
            <text:p>901183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ข.ส.ม.ก. เขต 5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38" calcext:value-type="float">
            <text:p>901183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ข.ส.ม.ก. เขต 6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39" calcext:value-type="float">
            <text:p>901183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ข.ส.ม.ก. เขต 7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40" calcext:value-type="float">
            <text:p>901184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ข.ส.ม.ก. เขต 8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43" calcext:value-type="float">
            <text:p>90118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ศิลปก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44" calcext:value-type="float">
            <text:p>901184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ข.ส.ม.ก. เขต 4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70" calcext:value-type="float">
            <text:p>901187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มเจรจาการค้า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72" calcext:value-type="float">
            <text:p>901187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โอนผ่านธนาค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873" calcext:value-type="float">
            <text:p>90118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หักเงินบัญชีธนาคาร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912" calcext:value-type="float">
            <text:p>90119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ส่วนการเงินบริษัทไปรษณีย์ไทย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4103102" calcext:value-type="float">
            <text:p>4103102</text:p>
          </table:table-cell>
          <table:table-cell office:value-type="string" calcext:value-type="string">
            <text:p>น.ส.วรวรรณ เกตุสวัสดิ์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914" calcext:value-type="float">
            <text:p>90119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กรุงเทพมหานคร(เขตฯ)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4103102" calcext:value-type="float">
            <text:p>4103102</text:p>
          </table:table-cell>
          <table:table-cell office:value-type="string" calcext:value-type="string">
            <text:p>น.ส.วรวรรณ เกตุสวัสดิ์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0" calcext:value-type="float">
            <text:p>8003290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9011919" calcext:value-type="float">
            <text:p>901191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ปณ. พลับพลาชัย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float" office:value="3000703" calcext:value-type="float">
            <text:p>30007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ธนะสิทธิ์ศรีสวัสดิ์เกตุ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481.6" calcext:value-type="float">
            <text:p>148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-4,999 บาท</text:p>
          </table:table-cell>
          <table:table-cell office:value-type="float" office:value="12336" calcext:value-type="float">
            <text:p>12336</text:p>
          </table:table-cell>
          <table:table-cell office:value-type="float" office:value="2870" calcext:value-type="float">
            <text:p>2870</text:p>
          </table:table-cell>
          <table:table-cell office:value-type="float" office:value="3870" calcext:value-type="float">
            <text:p>3870</text:p>
          </table:table-cell>
          <table:table-cell office:value-type="percentage" office:value="0.7416" calcext:value-type="percentage">
            <text:p>74.16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float" office:value="3228243" calcext:value-type="float">
            <text:p>32282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วันชัย <text:s/>เขตต์ชลประทา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228243" calcext:value-type="float">
            <text:p>3228243</text:p>
          </table:table-cell>
          <table:table-cell office:value-type="string" calcext:value-type="string">
            <text:p>นายวันชัย <text:s/>เขตต์ชลประทาน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7200" calcext:value-type="float">
            <text:p>7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1-4,999 บาท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3228269" calcext:value-type="float">
            <text:p>32282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string" calcext:value-type="string">
            <text:p>ผจน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548" calcext:value-type="float">
            <text:p>10548</text:p>
          </table:table-cell>
          <table:table-cell table:number-columns-repeated="3" office:value-type="float" office:value="66221.15" calcext:value-type="float">
            <text:p>66221.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15,000-19,999 บาท</text:p>
          </table:table-cell>
          <table:table-cell office:value-type="float" office:value="19833" calcext:value-type="float">
            <text:p>19833</text:p>
          </table:table-cell>
          <table:table-cell office:value-type="float" office:value="45710" calcext:value-type="float">
            <text:p>45710</text:p>
          </table:table-cell>
          <table:table-cell office:value-type="float" office:value="51540" calcext:value-type="float">
            <text:p>51540</text:p>
          </table:table-cell>
          <table:table-cell office:value-type="percentage" office:value="0.8868" calcext:value-type="percentage">
            <text:p>88.68%</text:p>
          </table:table-cell>
          <table:table-cell office:value-type="float" office:value="0" calcext:value-type="float">
            <text:p>0</text:p>
          </table:table-cell>
          <table:table-cell office:value-type="float" office:value="12300" calcext:value-type="float">
            <text:p>12300</text:p>
          </table:table-cell>
          <table:table-cell office:value-type="float" office:value="11728" calcext:value-type="float">
            <text:p>11728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402229" calcext:value-type="float">
            <text:p>34022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ธัญดา <text:s/>สังข์สุวรรณ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402229" calcext:value-type="float">
            <text:p>3402229</text:p>
          </table:table-cell>
          <table:table-cell office:value-type="string" calcext:value-type="string">
            <text:p>น.ส.ธัญดา <text:s/>สังข์สุวรรณ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3403292" calcext:value-type="float">
            <text:p>34032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5503557" calcext:value-type="float">
            <text:p>5503557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ผจน.สายตรง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-4,999 บาท</text:p>
          </table:table-cell>
          <table:table-cell office:value-type="float" office:value="1702" calcext:value-type="float">
            <text:p>1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float" office:value="4402546" calcext:value-type="float">
            <text:p>440254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สุวรรณา <text:s/>เส็งสืบผล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544" calcext:value-type="float">
            <text:p>1544</text:p>
          </table:table-cell>
          <table:table-cell office:value-type="float" office:value="3550" calcext:value-type="float">
            <text:p>3550</text:p>
          </table:table-cell>
          <table:table-cell office:value-type="float" office:value="4350" calcext:value-type="float">
            <text:p>4350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float" office:value="5501663" calcext:value-type="float">
            <text:p>55016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พรรณทิพา บุญประจง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9285" calcext:value-type="float">
            <text:p>9285</text:p>
          </table:table-cell>
          <table:table-cell office:value-type="float" office:value="32750" calcext:value-type="float">
            <text:p>32750</text:p>
          </table:table-cell>
          <table:table-cell office:value-type="float" office:value="34400" calcext:value-type="float">
            <text:p>34400</text:p>
          </table:table-cell>
          <table:table-cell office:value-type="percentage" office:value="0.952" calcext:value-type="percentage">
            <text:p>95.2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5503557" calcext:value-type="float">
            <text:p>550355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ผจน.สายตรง</text:p>
          </table:table-cell>
          <table:table-cell office:value-type="string" calcext:value-type="string">
            <text:p>ผจก.หน่วย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510793" calcext:value-type="float">
            <text:p>55107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กนิษฐ์อร <text:s/>กัลยาณสันต์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510793" calcext:value-type="float">
            <text:p>5510793</text:p>
          </table:table-cell>
          <table:table-cell office:value-type="string" calcext:value-type="string">
            <text:p>นางกนิษฐ์อร <text:s/>กัลยาณสันต์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511369" calcext:value-type="float">
            <text:p>551136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พัศวิณี สิริเบญญาภิรักษ์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511369" calcext:value-type="float">
            <text:p>5511369</text:p>
          </table:table-cell>
          <table:table-cell office:value-type="string" calcext:value-type="string">
            <text:p>น.ส.พัศวิณี สิริเบญญาภิรักษ์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610353" calcext:value-type="float">
            <text:p>56103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ภาณุวัฒน์ ชูจิตร์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610353" calcext:value-type="float">
            <text:p>5610353</text:p>
          </table:table-cell>
          <table:table-cell office:value-type="string" calcext:value-type="string">
            <text:p>นายภาณุวัฒน์ ชูจิตร์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610956" calcext:value-type="float">
            <text:p>56109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ชยกร ปัจจัยโค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610956" calcext:value-type="float">
            <text:p>5610956</text:p>
          </table:table-cell>
          <table:table-cell office:value-type="string" calcext:value-type="string">
            <text:p>น.ส.ชยกร ปัจจัยโค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611381" calcext:value-type="float">
            <text:p>561138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พรทิพย์ ผจญ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611381" calcext:value-type="float">
            <text:p>5611381</text:p>
          </table:table-cell>
          <table:table-cell office:value-type="string" calcext:value-type="string">
            <text:p>นางพรทิพย์ ผจญ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700131" calcext:value-type="float">
            <text:p>570013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ศนันต์กัญจ์ เนตรจักรวาล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5700131" calcext:value-type="float">
            <text:p>5700131</text:p>
          </table:table-cell>
          <table:table-cell office:value-type="string" calcext:value-type="string">
            <text:p>น.ส.ศนันต์กัญจ์ เนตรจักรวาล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560/17</text:p>
          </table:table-cell>
          <table:table-cell office:value-type="string" calcext:value-type="string">
            <text:p>17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 table:number-columns-repeated="4"/>
          <table:table-cell office:value-type="float" office:value="5900929" calcext:value-type="float">
            <text:p>5900929</text:p>
          </table:table-cell>
          <table:table-cell/>
          <table:table-cell office:value-type="string" calcext:value-type="string">
            <text:p>น.ส.กชพร ยะวังพล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710641" calcext:value-type="float">
            <text:p>57106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ปราณี พิมพ์จันดา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5710641" calcext:value-type="float">
            <text:p>5710641</text:p>
          </table:table-cell>
          <table:table-cell office:value-type="string" calcext:value-type="string">
            <text:p>น.ส.ปราณี พิมพ์จันดา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float" office:value="5710647" calcext:value-type="float">
            <text:p>571064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ประกิจ บุญประจง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float" office:value="5711353" calcext:value-type="float">
            <text:p>571135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สุปรีชา โชคลาภ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number-columns-repeated="3" office:value-type="float" office:value="33265.5" calcext:value-type="float">
            <text:p>33265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77" calcext:value-type="float">
            <text:p>8377</text:p>
          </table:table-cell>
          <table:table-cell office:value-type="string" calcext:value-type="string">
            <text:p>7,500-12,999 บาท</text:p>
          </table:table-cell>
          <table:table-cell office:value-type="float" office:value="4532" calcext:value-type="float">
            <text:p>4532</text:p>
          </table:table-cell>
          <table:table-cell office:value-type="float" office:value="11750" calcext:value-type="float">
            <text:p>11750</text:p>
          </table:table-cell>
          <table:table-cell office:value-type="float" office:value="14270" calcext:value-type="float">
            <text:p>14270</text:p>
          </table:table-cell>
          <table:table-cell office:value-type="percentage" office:value="0.8234" calcext:value-type="percentage">
            <text:p>82.34%</text:p>
          </table:table-cell>
          <table:table-cell office:value-type="float" office:value="0" calcext:value-type="float">
            <text:p>0</text:p>
          </table:table-cell>
          <table:table-cell office:value-type="float" office:value="3930" calcext:value-type="float">
            <text:p>3930</text:p>
          </table:table-cell>
          <table:table-cell office:value-type="float" office:value="4807" calcext:value-type="float">
            <text:p>4807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800428" calcext:value-type="float">
            <text:p>580042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เกียรติศักดิ์ ราชฐาน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800428" calcext:value-type="float">
            <text:p>5800428</text:p>
          </table:table-cell>
          <table:table-cell office:value-type="string" calcext:value-type="string">
            <text:p>นายเกียรติศักดิ์ ราชฐาน</text:p>
          </table:table-cell>
          <table:table-cell office:value-type="string" calcext:value-type="string">
            <text:p>ตท.(ตัวแทนใหม่)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float" office:value="5800867" calcext:value-type="float">
            <text:p>58008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พรรณิภา เกศภัทรวิรุฬห์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60" calcext:value-type="float">
            <text:p>60</text:p>
          </table:table-cell>
          <table:table-cell office:value-type="float" office:value="1690" calcext:value-type="float">
            <text:p>1690</text:p>
          </table:table-cell>
          <table:table-cell office:value-type="float" office:value="5140" calcext:value-type="float">
            <text:p>5140</text:p>
          </table:table-cell>
          <table:table-cell office:value-type="percentage" office:value="0.3287" calcext:value-type="percentage">
            <text:p>32.87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503557" calcext:value-type="float">
            <text:p>5503557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860133" calcext:value-type="float">
            <text:p>586013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อารีวรรณ กล่ำรื่น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860133" calcext:value-type="float">
            <text:p>5860133</text:p>
          </table:table-cell>
          <table:table-cell office:value-type="string" calcext:value-type="string">
            <text:p>น.ส.อารีวรรณ กล่ำรื่น</text:p>
          </table:table-cell>
          <table:table-cell office:value-type="string" calcext:value-type="string">
            <text:p>ตท.(ตัวแทนใหม่)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900929" calcext:value-type="float">
            <text:p>590092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กชพร ยะวังพล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900929" calcext:value-type="float">
            <text:p>5900929</text:p>
          </table:table-cell>
          <table:table-cell office:value-type="string" calcext:value-type="string">
            <text:p>น.ส.กชพร ยะวังพล</text:p>
          </table:table-cell>
          <table:table-cell office:value-type="string" calcext:value-type="string">
            <text:p>ตท.(ตัวแทนใหม่)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901098" calcext:value-type="float">
            <text:p>590109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ศิวกร ผุยพันธ์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900929" calcext:value-type="float">
            <text:p>5900929</text:p>
          </table:table-cell>
          <table:table-cell office:value-type="string" calcext:value-type="string">
            <text:p>น.ส.กชพร ยะวังพล</text:p>
          </table:table-cell>
          <table:table-cell office:value-type="string" calcext:value-type="string">
            <text:p>ตท.(ตัวแทนใหม่)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901108" calcext:value-type="float">
            <text:p>59011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เบญจมาศ บุญมาก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5900929" calcext:value-type="float">
            <text:p>5900929</text:p>
          </table:table-cell>
          <table:table-cell office:value-type="string" calcext:value-type="string">
            <text:p>น.ส.กชพร ยะวังพล</text:p>
          </table:table-cell>
          <table:table-cell office:value-type="string" calcext:value-type="string">
            <text:p>ตท.(ตัวแทนใหม่)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float" office:value="6000094" calcext:value-type="float">
            <text:p>600009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กชรัต ภูสนิทธนดล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3228269" calcext:value-type="float">
            <text:p>3228269</text:p>
          </table:table-cell>
          <table:table-cell office:value-type="string" calcext:value-type="string">
            <text:p>น.ส.ปัทมาพร เกษตรผลจำรูญ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8003292" calcext:value-type="float">
            <text:p>80032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ชำระเอง/เขตงานว่าง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8003292" calcext:value-type="float">
            <text:p>8003292</text:p>
          </table:table-cell>
          <table:table-cell office:value-type="string" calcext:value-type="string">
            <text:p>เขตงานว่าง</text:p>
          </table:table-cell>
          <table:table-cell office:value-type="string" calcext:value-type="string">
            <text:p>ชำระเอง/เขตงานว่าง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403292" calcext:value-type="float">
            <text:p>3403292</text:p>
          </table:table-cell>
          <table:table-cell office:value-type="string" calcext:value-type="string">
            <text:p>ชำระเอง</text:p>
          </table:table-cell>
          <table:table-cell office:value-type="float" office:value="8100171" calcext:value-type="float">
            <text:p>810017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ชำระเอง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8100171" calcext:value-type="float">
            <text:p>8100171</text:p>
          </table:table-cell>
          <table:table-cell office:value-type="string" calcext:value-type="string">
            <text:p>ชำระส่วนกลาง</text:p>
          </table:table-cell>
          <table:table-cell office:value-type="string" calcext:value-type="string">
            <text:p>ชำระเอง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-4,999 บาท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3"/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เขตงานว่าง</text:p>
          </table:table-cell>
          <table:table-cell office:value-type="string" calcext:value-type="string">
            <text:p>ข้อมูลไม่ชัดเจน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310912" calcext:value-type="float">
            <text:p>3310912</text:p>
          </table:table-cell>
          <table:table-cell office:value-type="string" calcext:value-type="string">
            <text:p>นายแสวง จันจะนะ</text:p>
          </table:table-cell>
          <table:table-cell office:value-type="float" office:value="3100484" calcext:value-type="float">
            <text:p>310048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นนัย ธรรมโชติ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310912" calcext:value-type="float">
            <text:p>3310912</text:p>
          </table:table-cell>
          <table:table-cell office:value-type="string" calcext:value-type="string">
            <text:p>นายแสวง จันจะนะ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310912" calcext:value-type="float">
            <text:p>3310912</text:p>
          </table:table-cell>
          <table:table-cell office:value-type="string" calcext:value-type="string">
            <text:p>นายแสวง จันจะนะ</text:p>
          </table:table-cell>
          <table:table-cell office:value-type="float" office:value="3100487" calcext:value-type="float">
            <text:p>31004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ญานี พิสุทธิรัตน์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3100506" calcext:value-type="float">
            <text:p>310050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อ.สุรินทร์ อาจกิจ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3100506" calcext:value-type="float">
            <text:p>3100506</text:p>
          </table:table-cell>
          <table:table-cell office:value-type="string" calcext:value-type="string">
            <text:p>น.อ.สุรินทร์ อาจกิจ</text:p>
          </table:table-cell>
          <table:table-cell office:value-type="string" calcext:value-type="string">
            <text:p>ผจน.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11785" calcext:value-type="float">
            <text:p>11785</text:p>
          </table:table-cell>
          <table:table-cell office:value-type="float" office:value="37153.2" calcext:value-type="float">
            <text:p>37153.2</text:p>
          </table:table-cell>
          <table:table-cell office:value-type="float" office:value="137153.2" calcext:value-type="float">
            <text:p>137153.2</text:p>
          </table:table-cell>
          <table:table-cell office:value-type="float" office:value="47153.2" calcext:value-type="float">
            <text:p>47153.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380" calcext:value-type="float">
            <text:p>6380</text:p>
          </table:table-cell>
          <table:table-cell office:value-type="string" calcext:value-type="string">
            <text:p>5,000-7,499 บาท</text:p>
          </table:table-cell>
          <table:table-cell office:value-type="float" office:value="15380" calcext:value-type="float">
            <text:p>15380</text:p>
          </table:table-cell>
          <table:table-cell office:value-type="float" office:value="31610" calcext:value-type="float">
            <text:p>31610</text:p>
          </table:table-cell>
          <table:table-cell office:value-type="float" office:value="35840" calcext:value-type="float">
            <text:p>35840</text:p>
          </table:table-cell>
          <table:table-cell office:value-type="percentage" office:value="0.8819" calcext:value-type="percentage">
            <text:p>88.19%</text:p>
          </table:table-cell>
          <table:table-cell office:value-type="float" office:value="0" calcext:value-type="float">
            <text:p>0</text:p>
          </table:table-cell>
          <table:table-cell office:value-type="float" office:value="8715" calcext:value-type="float">
            <text:p>8715</text:p>
          </table:table-cell>
          <table:table-cell office:value-type="float" office:value="4186" calcext:value-type="float">
            <text:p>4186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3100863" calcext:value-type="float">
            <text:p>31008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string" calcext:value-type="string">
            <text:p>ผจน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101" calcext:value-type="float">
            <text:p>16101</text:p>
          </table:table-cell>
          <table:table-cell table:number-columns-repeated="3" office:value-type="float" office:value="62308" calcext:value-type="float">
            <text:p>623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781" calcext:value-type="float">
            <text:p>10781</text:p>
          </table:table-cell>
          <table:table-cell office:value-type="string" calcext:value-type="string">
            <text:p>7,500-12,999 บาท</text:p>
          </table:table-cell>
          <table:table-cell office:value-type="float" office:value="14405" calcext:value-type="float">
            <text:p>14405</text:p>
          </table:table-cell>
          <table:table-cell office:value-type="float" office:value="14200" calcext:value-type="float">
            <text:p>14200</text:p>
          </table:table-cell>
          <table:table-cell office:value-type="float" office:value="18870" calcext:value-type="float">
            <text:p>18870</text:p>
          </table:table-cell>
          <table:table-cell office:value-type="percentage" office:value="0.7525" calcext:value-type="percentage">
            <text:p>75.25%</text:p>
          </table:table-cell>
          <table:table-cell office:value-type="float" office:value="0" calcext:value-type="float">
            <text:p>0</text:p>
          </table:table-cell>
          <table:table-cell office:value-type="float" office:value="15030" calcext:value-type="float">
            <text:p>15030</text:p>
          </table:table-cell>
          <table:table-cell office:value-type="float" office:value="6803" calcext:value-type="float">
            <text:p>6803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219173" calcext:value-type="float">
            <text:p>321917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ดำรงค์ ปานเจริญ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219173" calcext:value-type="float">
            <text:p>3219173</text:p>
          </table:table-cell>
          <table:table-cell office:value-type="string" calcext:value-type="string">
            <text:p>นายดำรงค์ ปานเจริญ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224879" calcext:value-type="float">
            <text:p>322487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ผ่องผิว <text:s/>ยงวานิชจิต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224879" calcext:value-type="float">
            <text:p>3224879</text:p>
          </table:table-cell>
          <table:table-cell office:value-type="string" calcext:value-type="string">
            <text:p>นางผ่องผิว <text:s/>ยงวานิชจิต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225210" calcext:value-type="float">
            <text:p>32252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นายศิวรรจน์ ศิวาคินทร์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225210" calcext:value-type="float">
            <text:p>3225210</text:p>
          </table:table-cell>
          <table:table-cell office:value-type="string" calcext:value-type="string">
            <text:p>นายศิวรรจน์ ศิวาคินทร์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226918" calcext:value-type="float">
            <text:p>32269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ประจวบ สุภัทโร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226918" calcext:value-type="float">
            <text:p>3226918</text:p>
          </table:table-cell>
          <table:table-cell office:value-type="string" calcext:value-type="string">
            <text:p>นายประจวบ สุภัทโร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227707" calcext:value-type="float">
            <text:p>32277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ลำพอง <text:s/>พิมพาด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227707" calcext:value-type="float">
            <text:p>3227707</text:p>
          </table:table-cell>
          <table:table-cell office:value-type="string" calcext:value-type="string">
            <text:p>นายลำพอง <text:s/>พิมพาด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411751" calcext:value-type="float">
            <text:p>5411751</text:p>
          </table:table-cell>
          <table:table-cell office:value-type="string" calcext:value-type="string">
            <text:p>น.ส.จันนิกา <text:s/>เอื้อเฟื้อ</text:p>
          </table:table-cell>
          <table:table-cell office:value-type="float" office:value="3228018" calcext:value-type="float">
            <text:p>322801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คำพัน แสงแก้ว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509278" calcext:value-type="float">
            <text:p>3509278</text:p>
          </table:table-cell>
          <table:table-cell table:number-columns-repeated="2" office:value-type="string" calcext:value-type="string">
            <text:p>ชำระเอง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215" calcext:value-type="float">
            <text:p>1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3228593" calcext:value-type="float">
            <text:p>322859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สมหมาย บุญลือ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3228593" calcext:value-type="float">
            <text:p>3228593</text:p>
          </table:table-cell>
          <table:table-cell office:value-type="string" calcext:value-type="string">
            <text:p>นางสมหมาย บุญลือ</text:p>
          </table:table-cell>
          <table:table-cell office:value-type="string" calcext:value-type="string">
            <text:p>ผจน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4400" calcext:value-type="float">
            <text:p>44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318" calcext:value-type="float">
            <text:p>15318</text:p>
          </table:table-cell>
          <table:table-cell office:value-type="string" calcext:value-type="string">
            <text:p>15,000-19,999 บาท</text:p>
          </table:table-cell>
          <table:table-cell office:value-type="float" office:value="12508" calcext:value-type="float">
            <text:p>12508</text:p>
          </table:table-cell>
          <table:table-cell office:value-type="float" office:value="4000" calcext:value-type="float">
            <text:p>4000</text:p>
          </table:table-cell>
          <table:table-cell office:value-type="float" office:value="17500" calcext:value-type="float">
            <text:p>17500</text:p>
          </table:table-cell>
          <table:table-cell office:value-type="percentage" office:value="0.2285" calcext:value-type="percentage">
            <text:p>22.85%</text:p>
          </table:table-cell>
          <table:table-cell office:value-type="float" office:value="0" calcext:value-type="float">
            <text:p>0</text:p>
          </table:table-cell>
          <table:table-cell office:value-type="float" office:value="13240" calcext:value-type="float">
            <text:p>13240</text:p>
          </table:table-cell>
          <table:table-cell office:value-type="float" office:value="6739" calcext:value-type="float">
            <text:p>6739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503055" calcext:value-type="float">
            <text:p>5503055</text:p>
          </table:table-cell>
          <table:table-cell office:value-type="string" calcext:value-type="string">
            <text:p>นางมาลี เมืองแสน</text:p>
          </table:table-cell>
          <table:table-cell office:value-type="float" office:value="3229570" calcext:value-type="float">
            <text:p>322957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เตือนจิตต์ วตะกูลสิน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5503055" calcext:value-type="float">
            <text:p>5503055</text:p>
          </table:table-cell>
          <table:table-cell office:value-type="string" calcext:value-type="string">
            <text:p>นางมาลี เมืองแสน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float" office:value="3235599" calcext:value-type="float">
            <text:p>32355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วิชา สุขสมา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3301115" calcext:value-type="float">
            <text:p>33011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เนาวรัตน์ ตีระอรรถกร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3301115" calcext:value-type="float">
            <text:p>3301115</text:p>
          </table:table-cell>
          <table:table-cell office:value-type="string" calcext:value-type="string">
            <text:p>น.ส.เนาวรัตน์ ตีระอรรถกร</text:p>
          </table:table-cell>
          <table:table-cell office:value-type="string" calcext:value-type="string">
            <text:p>ผจ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503055" calcext:value-type="float">
            <text:p>5503055</text:p>
          </table:table-cell>
          <table:table-cell office:value-type="string" calcext:value-type="string">
            <text:p>นางมาลี เมืองแสน</text:p>
          </table:table-cell>
          <table:table-cell office:value-type="float" office:value="3303580" calcext:value-type="float">
            <text:p>330358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ณัชชา รุ้งนุรักษ์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303580" calcext:value-type="float">
            <text:p>3303580</text:p>
          </table:table-cell>
          <table:table-cell office:value-type="string" calcext:value-type="string">
            <text:p>นางณัชชา รุ้งนุรักษ์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306174" calcext:value-type="float">
            <text:p>330617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อ.หญิงอิสรีย์ ปาลกวงศ์ ณ อยุธยา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306174" calcext:value-type="float">
            <text:p>3306174</text:p>
          </table:table-cell>
          <table:table-cell office:value-type="string" calcext:value-type="string">
            <text:p>น.อ.หญิงอิสรีย์ ปาลกวงศ์ ณ อยุธยา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560/17</text:p>
          </table:table-cell>
          <table:table-cell office:value-type="string" calcext:value-type="string">
            <text:p>17-กรุงเทพ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อโศก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 table:number-columns-repeated="4"/>
          <table:table-cell office:value-type="float" office:value="5901124" calcext:value-type="float">
            <text:p>5901124</text:p>
          </table:table-cell>
          <table:table-cell/>
          <table:table-cell office:value-type="string" calcext:value-type="string">
            <text:p>น.ส.พยุงทรัพย์ กองสุจริต</text:p>
          </table:table-cell>
          <table:table-cell office:value-type="string" calcext:value-type="string">
            <text:p>ตัวแทนประกันชีวิต</text:p>
          </table:table-cell>
          <table:table-cell office:value-type="string" calcext:value-type="string">
            <text:p>ตท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3310912" calcext:value-type="float">
            <text:p>33109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แสวง จันจะนะ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3310912" calcext:value-type="float">
            <text:p>3310912</text:p>
          </table:table-cell>
          <table:table-cell office:value-type="string" calcext:value-type="string">
            <text:p>นายแสวง จันจะนะ</text:p>
          </table:table-cell>
          <table:table-cell office:value-type="string" calcext:value-type="string">
            <text:p>ผจน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037" calcext:value-type="float">
            <text:p>8037</text:p>
          </table:table-cell>
          <table:table-cell table:number-columns-repeated="3" office:value-type="float" office:value="56215" calcext:value-type="float">
            <text:p>562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020" calcext:value-type="float">
            <text:p>15020</text:p>
          </table:table-cell>
          <table:table-cell office:value-type="string" calcext:value-type="string">
            <text:p>15,000-19,999 บาท</text:p>
          </table:table-cell>
          <table:table-cell office:value-type="float" office:value="12011" calcext:value-type="float">
            <text:p>12011</text:p>
          </table:table-cell>
          <table:table-cell office:value-type="float" office:value="26100" calcext:value-type="float">
            <text:p>26100</text:p>
          </table:table-cell>
          <table:table-cell office:value-type="float" office:value="33860" calcext:value-type="float">
            <text:p>33860</text:p>
          </table:table-cell>
          <table:table-cell office:value-type="percentage" office:value="0.7708" calcext:value-type="percentage">
            <text:p>77.08%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10188" calcext:value-type="float">
            <text:p>10188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310912" calcext:value-type="float">
            <text:p>3310912</text:p>
          </table:table-cell>
          <table:table-cell office:value-type="string" calcext:value-type="string">
            <text:p>นายแสวง จันจะนะ</text:p>
          </table:table-cell>
          <table:table-cell office:value-type="float" office:value="3313050" calcext:value-type="float">
            <text:p>331305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จอย จันจะนะ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310912" calcext:value-type="float">
            <text:p>3310912</text:p>
          </table:table-cell>
          <table:table-cell office:value-type="string" calcext:value-type="string">
            <text:p>นายแสวง จันจะนะ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4756" calcext:value-type="float">
            <text:p>4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float" office:value="3314178" calcext:value-type="float">
            <text:p>33141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นุชนารถ <text:s/>มงคลทิพย์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4427" calcext:value-type="float">
            <text:p>24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7" calcext:value-type="float">
            <text:p>6257</text:p>
          </table:table-cell>
          <table:table-cell office:value-type="string" calcext:value-type="string">
            <text:p>5,000-7,499 บาท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593" calcext:value-type="float">
            <text:p>3228593</text:p>
          </table:table-cell>
          <table:table-cell office:value-type="string" calcext:value-type="string">
            <text:p>นางสมหมาย บุญลือ</text:p>
          </table:table-cell>
          <table:table-cell office:value-type="float" office:value="3315920" calcext:value-type="float">
            <text:p>331592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โสภา ชลวิสูตร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315920" calcext:value-type="float">
            <text:p>3315920</text:p>
          </table:table-cell>
          <table:table-cell office:value-type="string" calcext:value-type="string">
            <text:p>นางโสภา ชลวิสูตร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502478" calcext:value-type="float">
            <text:p>35024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สุภาวดี โคตรพงษ์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502478" calcext:value-type="float">
            <text:p>3502478</text:p>
          </table:table-cell>
          <table:table-cell office:value-type="string" calcext:value-type="string">
            <text:p>น.ส.สุภาวดี โคตรพงษ์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17201" calcext:value-type="float">
            <text:p>8017201</text:p>
          </table:table-cell>
          <table:table-cell office:value-type="string" calcext:value-type="string">
            <text:p>ชำระเอง</text:p>
          </table:table-cell>
          <table:table-cell office:value-type="float" office:value="3509278" calcext:value-type="float">
            <text:p>3509278</text:p>
          </table:table-cell>
          <table:table-cell office:value-type="string" calcext:value-type="string">
            <text:p>Active</text:p>
          </table:table-cell>
          <table:table-cell table:number-columns-repeated="2" office:value-type="string" calcext:value-type="string">
            <text:p>ชำระเอง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3509278" calcext:value-type="float">
            <text:p>3509278</text:p>
          </table:table-cell>
          <table:table-cell table:number-columns-repeated="2" office:value-type="string" calcext:value-type="string">
            <text:p>ชำระเอง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3005" calcext:value-type="float">
            <text:p>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510984" calcext:value-type="float">
            <text:p>351098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สงกราน <text:s/>วิเชียรเนตร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510984" calcext:value-type="float">
            <text:p>3510984</text:p>
          </table:table-cell>
          <table:table-cell office:value-type="string" calcext:value-type="string">
            <text:p>นายสงกราน <text:s/>วิเชียรเนตร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608597" calcext:value-type="float">
            <text:p>360859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มยุรี <text:s/>มรูสุวรรณ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608597" calcext:value-type="float">
            <text:p>3608597</text:p>
          </table:table-cell>
          <table:table-cell office:value-type="string" calcext:value-type="string">
            <text:p>นางมยุรี <text:s/>มรูสุวรรณ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503055" calcext:value-type="float">
            <text:p>5503055</text:p>
          </table:table-cell>
          <table:table-cell office:value-type="string" calcext:value-type="string">
            <text:p>นางมาลี เมืองแสน</text:p>
          </table:table-cell>
          <table:table-cell office:value-type="float" office:value="3610663" calcext:value-type="float">
            <text:p>36106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นลินรัตน์ วิชานนท์กุลศรี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610663" calcext:value-type="float">
            <text:p>3610663</text:p>
          </table:table-cell>
          <table:table-cell office:value-type="string" calcext:value-type="string">
            <text:p>นางนลินรัตน์ วิชานนท์กุลศรี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-4,999 บาท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3705178" calcext:value-type="float">
            <text:p>37051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วัฒนา <text:s/>ศรีเอี่ยมแฉ่ง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3310912" calcext:value-type="float">
            <text:p>3310912</text:p>
          </table:table-cell>
          <table:table-cell office:value-type="string" calcext:value-type="string">
            <text:p>นายแสวง จันจะนะ</text:p>
          </table:table-cell>
          <table:table-cell office:value-type="string" calcext:value-type="string">
            <text:p>ผจ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3963" calcext:value-type="float">
            <text:p>3963</text:p>
          </table:table-cell>
          <table:table-cell office:value-type="float" office:value="2980" calcext:value-type="float">
            <text:p>2980</text:p>
          </table:table-cell>
          <table:table-cell office:value-type="float" office:value="4280" calcext:value-type="float">
            <text:p>4280</text:p>
          </table:table-cell>
          <table:table-cell office:value-type="percentage" office:value="0.6962" calcext:value-type="percentage">
            <text:p>69.62%</text:p>
          </table:table-cell>
          <table:table-cell office:value-type="float" office:value="0" calcext:value-type="float">
            <text:p>0</text:p>
          </table:table-cell>
          <table:table-cell office:value-type="float" office:value="4285" calcext:value-type="float">
            <text:p>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228593" calcext:value-type="float">
            <text:p>3228593</text:p>
          </table:table-cell>
          <table:table-cell office:value-type="string" calcext:value-type="string">
            <text:p>นางสมหมาย บุญลือ</text:p>
          </table:table-cell>
          <table:table-cell office:value-type="float" office:value="3801348" calcext:value-type="float">
            <text:p>38013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รัตนาภรณ์ วงษ์ปัญญา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228593" calcext:value-type="float">
            <text:p>3228593</text:p>
          </table:table-cell>
          <table:table-cell office:value-type="string" calcext:value-type="string">
            <text:p>นางสมหมาย บุญลือ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804063" calcext:value-type="float">
            <text:p>38040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อุษณา <text:s/>ผลเจริญ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804063" calcext:value-type="float">
            <text:p>3804063</text:p>
          </table:table-cell>
          <table:table-cell office:value-type="string" calcext:value-type="string">
            <text:p>นางอุษณา <text:s/>ผลเจริญ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3902188" calcext:value-type="float">
            <text:p>39021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นงนุช <text:s/>เกษแก้ว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3310912" calcext:value-type="float">
            <text:p>3310912</text:p>
          </table:table-cell>
          <table:table-cell office:value-type="string" calcext:value-type="string">
            <text:p>นายแสวง จันจะนะ</text:p>
          </table:table-cell>
          <table:table-cell office:value-type="string" calcext:value-type="string">
            <text:p>ผจน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 table:number-columns-repeated="3" office:value-type="float" office:value="43089.75" calcext:value-type="float">
            <text:p>43089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75" calcext:value-type="float">
            <text:p>12275</text:p>
          </table:table-cell>
          <table:table-cell office:value-type="string" calcext:value-type="string">
            <text:p>7,500-12,999 บาท</text:p>
          </table:table-cell>
          <table:table-cell office:value-type="float" office:value="14849" calcext:value-type="float">
            <text:p>14849</text:p>
          </table:table-cell>
          <table:table-cell office:value-type="float" office:value="17060" calcext:value-type="float">
            <text:p>17060</text:p>
          </table:table-cell>
          <table:table-cell office:value-type="float" office:value="20850" calcext:value-type="float">
            <text:p>20850</text:p>
          </table:table-cell>
          <table:table-cell office:value-type="percentage" office:value="0.8182" calcext:value-type="percentage">
            <text:p>81.82%</text:p>
          </table:table-cell>
          <table:table-cell office:value-type="float" office:value="0" calcext:value-type="float">
            <text:p>0</text:p>
          </table:table-cell>
          <table:table-cell office:value-type="float" office:value="4910" calcext:value-type="float">
            <text:p>4910</text:p>
          </table:table-cell>
          <table:table-cell office:value-type="float" office:value="10478" calcext:value-type="float">
            <text:p>10478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506" calcext:value-type="float">
            <text:p>3100506</text:p>
          </table:table-cell>
          <table:table-cell office:value-type="string" calcext:value-type="string">
            <text:p>น.อ.สุรินทร์ อาจกิจ</text:p>
          </table:table-cell>
          <table:table-cell office:value-type="float" office:value="3902821" calcext:value-type="float">
            <text:p>390282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ภัณฑิรา อาจกิจ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902821" calcext:value-type="float">
            <text:p>3902821</text:p>
          </table:table-cell>
          <table:table-cell office:value-type="string" calcext:value-type="string">
            <text:p>น.ส.ภัณฑิรา อาจกิจ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705178" calcext:value-type="float">
            <text:p>3705178</text:p>
          </table:table-cell>
          <table:table-cell office:value-type="string" calcext:value-type="string">
            <text:p>นางวัฒนา <text:s/>ศรีเอี่ยมแฉ่ง</text:p>
          </table:table-cell>
          <table:table-cell office:value-type="float" office:value="3905808" calcext:value-type="float">
            <text:p>390580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อรนรินทร์ ยงสวัสดิ์ธนากร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705178" calcext:value-type="float">
            <text:p>3705178</text:p>
          </table:table-cell>
          <table:table-cell office:value-type="string" calcext:value-type="string">
            <text:p>นางวัฒนา <text:s/>ศรีเอี่ยมแฉ่ง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3906396" calcext:value-type="float">
            <text:p>390639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ลำภู อาดัน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906396" calcext:value-type="float">
            <text:p>3906396</text:p>
          </table:table-cell>
          <table:table-cell office:value-type="string" calcext:value-type="string">
            <text:p>น.ส.ลำภู อาดัน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506" calcext:value-type="float">
            <text:p>3100506</text:p>
          </table:table-cell>
          <table:table-cell office:value-type="string" calcext:value-type="string">
            <text:p>น.อ.สุรินทร์ อาจกิจ</text:p>
          </table:table-cell>
          <table:table-cell office:value-type="float" office:value="4007234" calcext:value-type="float">
            <text:p>400723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พัชชนันท์ <text:s/>พิริยะพงษ์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 table:number-columns-repeated="3" office:value-type="float" office:value="44777" calcext:value-type="float">
            <text:p>447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969" calcext:value-type="float">
            <text:p>13969</text:p>
          </table:table-cell>
          <table:table-cell office:value-type="string" calcext:value-type="string">
            <text:p>13,000-14,999 บาท</text:p>
          </table:table-cell>
          <table:table-cell office:value-type="float" office:value="7299" calcext:value-type="float">
            <text:p>7299</text:p>
          </table:table-cell>
          <table:table-cell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7682" calcext:value-type="float">
            <text:p>7682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4007484" calcext:value-type="float">
            <text:p>400748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จำเรียง <text:s/>เติมเพ็ชร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16"/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string" calcext:value-type="string">
            <text:p>ผจน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table:number-columns-repeated="3" office:value-type="float" office:value="6275" calcext:value-type="float">
            <text:p>6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1-4,999 บาท</text:p>
          </table:table-cell>
          <table:table-cell office:value-type="float" office:value="3001" calcext:value-type="float">
            <text:p>3001</text:p>
          </table:table-cell>
          <table:table-cell office:value-type="float" office:value="3460" calcext:value-type="float">
            <text:p>3460</text:p>
          </table:table-cell>
          <table:table-cell office:value-type="float" office:value="4880" calcext:value-type="float">
            <text:p>4880</text:p>
          </table:table-cell>
          <table:table-cell office:value-type="percentage" office:value="0.709" calcext:value-type="percentage">
            <text:p>70.90%</text:p>
          </table:table-cell>
          <table:table-cell office:value-type="float" office:value="0" calcext:value-type="float">
            <text:p>0</text:p>
          </table:table-cell>
          <table:table-cell office:value-type="float" office:value="5360" calcext:value-type="float">
            <text:p>5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4100767" calcext:value-type="float">
            <text:p>410076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อำภา พลอยประดับ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4100767" calcext:value-type="float">
            <text:p>4100767</text:p>
          </table:table-cell>
          <table:table-cell office:value-type="string" calcext:value-type="string">
            <text:p>นางอำภา พลอยประดับ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506" calcext:value-type="float">
            <text:p>3100506</text:p>
          </table:table-cell>
          <table:table-cell office:value-type="string" calcext:value-type="string">
            <text:p>น.อ.สุรินทร์ อาจกิจ</text:p>
          </table:table-cell>
          <table:table-cell office:value-type="float" office:value="4102251" calcext:value-type="float">
            <text:p>41022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พ.อ.อ.ประศาล <text:s/>ไล้ปิตา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4102251" calcext:value-type="float">
            <text:p>4102251</text:p>
          </table:table-cell>
          <table:table-cell office:value-type="string" calcext:value-type="string">
            <text:p>พ.อ.อ.ประศาล <text:s/>ไล้ปิตา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690" calcext:value-type="float">
            <text:p>169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4105057" calcext:value-type="float">
            <text:p>41050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นางผ่องใส <text:s/>วุฒิรงค์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4105057" calcext:value-type="float">
            <text:p>4105057</text:p>
          </table:table-cell>
          <table:table-cell office:value-type="string" calcext:value-type="string">
            <text:p>นางผ่องใส <text:s/>วุฒิรงค์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503055" calcext:value-type="float">
            <text:p>5503055</text:p>
          </table:table-cell>
          <table:table-cell office:value-type="string" calcext:value-type="string">
            <text:p>นางมาลี เมืองแสน</text:p>
          </table:table-cell>
          <table:table-cell office:value-type="float" office:value="4200001" calcext:value-type="float">
            <text:p>420000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อรุณี <text:s/>วุฒิรงค์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4200001" calcext:value-type="float">
            <text:p>4200001</text:p>
          </table:table-cell>
          <table:table-cell office:value-type="string" calcext:value-type="string">
            <text:p>น.ส.อรุณี <text:s/>วุฒิรงค์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3144" calcext:value-type="float">
            <text:p>3144</text:p>
          </table:table-cell>
          <table:table-cell table:number-columns-repeated="2" office:value-type="float" office:value="17170" calcext:value-type="float">
            <text:p>1717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float" office:value="4202120" calcext:value-type="float">
            <text:p>420212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สุดาพร เชาวน์เกษม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-4,999 บาท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902188" calcext:value-type="float">
            <text:p>3902188</text:p>
          </table:table-cell>
          <table:table-cell office:value-type="string" calcext:value-type="string">
            <text:p>นางนงนุช <text:s/>เกษแก้ว</text:p>
          </table:table-cell>
          <table:table-cell office:value-type="float" office:value="4202152" calcext:value-type="float">
            <text:p>420215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สุกัญญา ดีวุฒิ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4202152" calcext:value-type="float">
            <text:p>4202152</text:p>
          </table:table-cell>
          <table:table-cell office:value-type="string" calcext:value-type="string">
            <text:p>นางสุกัญญา ดีวุฒิ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4300155" calcext:value-type="float">
            <text:p>43001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พรทิพา <text:s/>ไม้คู่ถาวร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4"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-4,999 บาท</text:p>
          </table:table-cell>
          <table:table-cell office:value-type="float" office:value="6958" calcext:value-type="float">
            <text:p>6958</text:p>
          </table:table-cell>
          <table:table-cell office:value-type="float" office:value="2490" calcext:value-type="float">
            <text:p>2490</text:p>
          </table:table-cell>
          <table:table-cell office:value-type="float" office:value="7740" calcext:value-type="float">
            <text:p>7740</text:p>
          </table:table-cell>
          <table:table-cell office:value-type="percentage" office:value="0.3217" calcext:value-type="percentage">
            <text:p>32.17%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4300288" calcext:value-type="float">
            <text:p>43002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ศิริวรรณ เชาวลิต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4300288" calcext:value-type="float">
            <text:p>4300288</text:p>
          </table:table-cell>
          <table:table-cell office:value-type="string" calcext:value-type="string">
            <text:p>นางศิริวรรณ เชาวลิต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4300289" calcext:value-type="float">
            <text:p>430028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ลัดดาพร มีไหว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4300289" calcext:value-type="float">
            <text:p>4300289</text:p>
          </table:table-cell>
          <table:table-cell office:value-type="string" calcext:value-type="string">
            <text:p>นางลัดดาพร มีไหว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float" office:value="4401992" calcext:value-type="float">
            <text:p>440199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มาลี <text:s/>เลื่องวิโรจน์กุล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800" calcext:value-type="float">
            <text:p>38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1-4,999 บาท</text:p>
          </table:table-cell>
          <table:table-cell office:value-type="float" office:value="5638" calcext:value-type="float">
            <text:p>5638</text:p>
          </table:table-cell>
          <table:table-cell office:value-type="float" office:value="3000" calcext:value-type="float">
            <text:p>3000</text:p>
          </table:table-cell>
          <table:table-cell office:value-type="float" office:value="3460" calcext:value-type="float">
            <text:p>3460</text:p>
          </table:table-cell>
          <table:table-cell office:value-type="percentage" office:value="0.867" calcext:value-type="percentage">
            <text:p>86.70%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101586" calcext:value-type="float">
            <text:p>51015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น.ส.เสาวรักษ์ น้อยสนิท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101586" calcext:value-type="float">
            <text:p>5101586</text:p>
          </table:table-cell>
          <table:table-cell office:value-type="string" calcext:value-type="string">
            <text:p>น.ส.เสาวรักษ์ น้อยสนิท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211915" calcext:value-type="float">
            <text:p>521191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ภูวเนศวร์ <text:s/>เดชแพง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211915" calcext:value-type="float">
            <text:p>5211915</text:p>
          </table:table-cell>
          <table:table-cell office:value-type="string" calcext:value-type="string">
            <text:p>นายภูวเนศวร์ <text:s/>เดชแพง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212063" calcext:value-type="float">
            <text:p>521206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นวลชนก <text:s/>ดีมงคล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212063" calcext:value-type="float">
            <text:p>5212063</text:p>
          </table:table-cell>
          <table:table-cell office:value-type="string" calcext:value-type="string">
            <text:p>นางนวลชนก <text:s/>ดีมงคล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212149" calcext:value-type="float">
            <text:p>52121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ธัญภา <text:s/>หิรัญทวีโชค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212149" calcext:value-type="float">
            <text:p>5212149</text:p>
          </table:table-cell>
          <table:table-cell office:value-type="string" calcext:value-type="string">
            <text:p>น.ส.ธัญภา <text:s/>หิรัญทวีโชค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301115" calcext:value-type="float">
            <text:p>3301115</text:p>
          </table:table-cell>
          <table:table-cell office:value-type="string" calcext:value-type="string">
            <text:p>น.ส.เนาวรัตน์ ตีระอรรถกร</text:p>
          </table:table-cell>
          <table:table-cell office:value-type="float" office:value="5212151" calcext:value-type="float">
            <text:p>5212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นางวัลภา ชื่นอารมย์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301115" calcext:value-type="float">
            <text:p>3301115</text:p>
          </table:table-cell>
          <table:table-cell office:value-type="string" calcext:value-type="string">
            <text:p>น.ส.เนาวรัตน์ ตีระอรรถกร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310912" calcext:value-type="float">
            <text:p>3310912</text:p>
          </table:table-cell>
          <table:table-cell office:value-type="string" calcext:value-type="string">
            <text:p>นายแสวง จันจะนะ</text:p>
          </table:table-cell>
          <table:table-cell office:value-type="float" office:value="5300464" calcext:value-type="float">
            <text:p>530046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พิมลรัตน์ <text:s/>วัฒนาโรจน์เรือง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5300464" calcext:value-type="float">
            <text:p>5300464</text:p>
          </table:table-cell>
          <table:table-cell office:value-type="string" calcext:value-type="string">
            <text:p>น.ส.พิมลรัตน์ <text:s/>วัฒนาโรจน์เรือง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300749" calcext:value-type="float">
            <text:p>530074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สุทธิลักษณ์ <text:s/>ศรีจันทร์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300749" calcext:value-type="float">
            <text:p>5300749</text:p>
          </table:table-cell>
          <table:table-cell office:value-type="string" calcext:value-type="string">
            <text:p>นางสุทธิลักษณ์ <text:s/>ศรีจันทร์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float" office:value="5301503" calcext:value-type="float">
            <text:p>530150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วรรณิศา <text:s/>ตาสว่าง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5301503" calcext:value-type="float">
            <text:p>5301503</text:p>
          </table:table-cell>
          <table:table-cell office:value-type="string" calcext:value-type="string">
            <text:p>น.ส.วรรณิศา <text:s/>ตาสว่าง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598" calcext:value-type="float">
            <text:p>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411751" calcext:value-type="float">
            <text:p>5411751</text:p>
          </table:table-cell>
          <table:table-cell office:value-type="string" calcext:value-type="string">
            <text:p>น.ส.จันนิกา <text:s/>เอื้อเฟื้อ</text:p>
          </table:table-cell>
          <table:table-cell office:value-type="float" office:value="5310005" calcext:value-type="float">
            <text:p>531000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สายฝน <text:s/>คำเสียง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5310005" calcext:value-type="float">
            <text:p>5310005</text:p>
          </table:table-cell>
          <table:table-cell office:value-type="string" calcext:value-type="string">
            <text:p>นางสายฝน <text:s/>คำเสียง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503055" calcext:value-type="float">
            <text:p>5503055</text:p>
          </table:table-cell>
          <table:table-cell office:value-type="string" calcext:value-type="string">
            <text:p>นางมาลี เมืองแสน</text:p>
          </table:table-cell>
          <table:table-cell office:value-type="float" office:value="5310009" calcext:value-type="float">
            <text:p>53100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ประยงค์ วงษ์คำ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5310009" calcext:value-type="float">
            <text:p>5310009</text:p>
          </table:table-cell>
          <table:table-cell office:value-type="string" calcext:value-type="string">
            <text:p>นางประยงค์ วงษ์คำ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float" office:value="5310236" calcext:value-type="float">
            <text:p>5310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นายจตุพล <text:s/>เนตรประเสริฐศรี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400844" calcext:value-type="float">
            <text:p>540084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ทองแดง บุญขาว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400844" calcext:value-type="float">
            <text:p>5400844</text:p>
          </table:table-cell>
          <table:table-cell office:value-type="string" calcext:value-type="string">
            <text:p>นายทองแดง บุญขาว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402754" calcext:value-type="float">
            <text:p>540275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ณัฏฐ์วารี น้อยบุญญะ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402754" calcext:value-type="float">
            <text:p>5402754</text:p>
          </table:table-cell>
          <table:table-cell office:value-type="string" calcext:value-type="string">
            <text:p>น.ส.ณัฏฐ์วารี น้อยบุญญะ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410597" calcext:value-type="float">
            <text:p>541059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สมรวม <text:s/>เทียนเจริญ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410597" calcext:value-type="float">
            <text:p>5410597</text:p>
          </table:table-cell>
          <table:table-cell office:value-type="string" calcext:value-type="string">
            <text:p>น.ส.สมรวม <text:s/>เทียนเจริญ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100863" calcext:value-type="float">
            <text:p>3100863</text:p>
          </table:table-cell>
          <table:table-cell office:value-type="string" calcext:value-type="string">
            <text:p>นางอุษณีษ์ จันทร์เลื่อน</text:p>
          </table:table-cell>
          <table:table-cell office:value-type="float" office:value="5411230" calcext:value-type="float">
            <text:p>541123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ยุพา เหมือนรักษา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16"/>
          <table:table-cell office:value-type="float" office:value="3301115" calcext:value-type="float">
            <text:p>3301115</text:p>
          </table:table-cell>
          <table:table-cell office:value-type="string" calcext:value-type="string">
            <text:p>น.ส.เนาวรัตน์ ตีระอรรถกร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7113" calcext:value-type="float">
            <text:p>7113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411414" calcext:value-type="float">
            <text:p>5411414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ฉวีวรรณ บุญมาพา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411414" calcext:value-type="float">
            <text:p>5411414</text:p>
          </table:table-cell>
          <table:table-cell office:value-type="string" calcext:value-type="string">
            <text:p>นางฉวีวรรณ บุญมาพา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5411751" calcext:value-type="float">
            <text:p>541175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จันนิกา <text:s/>เอื้อเฟื้อ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6331" calcext:value-type="float">
            <text:p>6331</text:p>
          </table:table-cell>
          <table:table-cell office:value-type="float" office:value="22550" calcext:value-type="float">
            <text:p>22550</text:p>
          </table:table-cell>
          <table:table-cell office:value-type="float" office:value="30840" calcext:value-type="float">
            <text:p>30840</text:p>
          </table:table-cell>
          <table:table-cell office:value-type="percentage" office:value="0.7311" calcext:value-type="percentage">
            <text:p>73.11%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500340" calcext:value-type="float">
            <text:p>550034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กนกวรรณ คุ่ยมุข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500340" calcext:value-type="float">
            <text:p>5500340</text:p>
          </table:table-cell>
          <table:table-cell office:value-type="string" calcext:value-type="string">
            <text:p>น.ส.กนกวรรณ คุ่ยมุข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1571" calcext:value-type="float">
            <text:p>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502248" calcext:value-type="float">
            <text:p>550224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ยชำนาญ <text:s/>มีไหว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3301115" calcext:value-type="float">
            <text:p>3301115</text:p>
          </table:table-cell>
          <table:table-cell office:value-type="string" calcext:value-type="string">
            <text:p>น.ส.เนาวรัตน์ ตีระอรรถกร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3902188" calcext:value-type="float">
            <text:p>3902188</text:p>
          </table:table-cell>
          <table:table-cell office:value-type="string" calcext:value-type="string">
            <text:p>นางนงนุช <text:s/>เกษแก้ว</text:p>
          </table:table-cell>
          <table:table-cell office:value-type="float" office:value="5502556" calcext:value-type="float">
            <text:p>550255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สุกัญญา สอนบุตรนาค</text:p>
          </table:table-cell>
          <table:table-cell office:value-type="string" calcext:value-type="string">
            <text:p>ตท.(ตัวแทนใหม่)</text:p>
          </table:table-cell>
          <table:table-cell office:value-type="string" calcext:value-type="string">
            <text:p>ตท.</text:p>
          </table:table-cell>
          <table:table-cell table:number-columns-repeated="16"/>
          <table:table-cell office:value-type="float" office:value="3902188" calcext:value-type="float">
            <text:p>3902188</text:p>
          </table:table-cell>
          <table:table-cell office:value-type="string" calcext:value-type="string">
            <text:p>นางนงนุช <text:s/>เกษแก้ว</text:p>
          </table:table-cell>
          <table:table-cell office:value-type="string" calcext:value-type="string">
            <text:p>หนน.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5411751" calcext:value-type="float">
            <text:p>5411751</text:p>
          </table:table-cell>
          <table:table-cell office:value-type="string" calcext:value-type="string">
            <text:p>น.ส.จันนิกา <text:s/>เอื้อเฟื้อ</text:p>
          </table:table-cell>
          <table:table-cell office:value-type="float" office:value="5502902" calcext:value-type="float">
            <text:p>55029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น.ส.พลอยพัชชา <text:s/>ปัญญามณีโชติ</text:p>
          </table:table-cell>
          <table:table-cell table:number-columns-repeated="2" office:value-type="string" calcext:value-type="string">
            <text:p>หนน.</text:p>
          </table:table-cell>
          <table:table-cell table:number-columns-repeated="23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table:number-columns-repeated="2"/>
          <table:table-cell office:value-type="float" office:value="5503055" calcext:value-type="float">
            <text:p>550305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างมาลี เมืองแสน</text:p>
          </table:table-cell>
          <table:table-cell office:value-type="string" calcext:value-type="string">
            <text:p>ผจน.</text:p>
          </table:table-cell>
          <table:table-cell office:value-type="string" calcext:value-type="string">
            <text:p>ผจก.หน่วย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table:number-columns-repeated="3" office:value-type="float" office:value="80475" calcext:value-type="float">
            <text:p>80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68" calcext:value-type="float">
            <text:p>19868</text:p>
          </table:table-cell>
          <table:table-cell office:value-type="string" calcext:value-type="string">
            <text:p>15,000-19,999 บาท</text:p>
          </table:table-cell>
          <table:table-cell office:value-type="float" office:value="12004" calcext:value-type="float">
            <text:p>12004</text:p>
          </table:table-cell>
          <table:table-cell office:value-type="float" office:value="38100" calcext:value-type="float">
            <text:p>38100</text:p>
          </table:table-cell>
          <table:table-cell office:value-type="float" office:value="40590" calcext:value-type="float">
            <text:p>40590</text:p>
          </table:table-cell>
          <table:table-cell office:value-type="percentage" office:value="0.9386" calcext:value-type="percentage">
            <text:p>93.86%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19923" calcext:value-type="float">
            <text:p>19923</text:p>
          </table:table-cell>
          <table:table-cell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560/04</text:p>
          </table:table-cell>
          <table:table-cell office:value-type="string" calcext:value-type="string">
            <text:p>16-กรุงเทพ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วิภาวดี</text:p>
          </table:table-cell>
          <table:table-cell office:value-type="float" office:value="5601700" calcext:value-type="float">
            <text:p>5601700</text:p>
          </table:table-cell>
          <table:table-cell office:value-type="string" calcext:value-type="string">
            <text:p>นายบวรวิทย์ บุญกอด</text:p>
          </table:table-cell>
          <table:table-cell/>
          <table:table-cell office:value-type="string" calcext:value-type="string">
            <text:p>เขตงานว่าง</text:p>
          </table:table-cell>
          <table:table-cell office:value-type="float" office:value="8009278" calcext:value-type="float">
            <text:p>8009278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5510599" calcext:value-type="float">
            <text:p>551059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น.ส.นิศารัตน์ <text:s/>เติมเพ็ชร</text:p>
          </table:table-cell>
          <table:table-cell office:value-type="string" calcext:value-type="string">
            <text:p>ตัวแทนเก็บเงิน</text:p>
          </table:table-cell>
          <table:table-cell office:value-type="string" calcext:value-type="string">
            <text:p>ตท.กง.</text:p>
          </table:table-cell>
          <table:table-cell table:number-columns-repeated="16"/>
          <table:table-cell office:value-type="float" office:value="5510599" calcext:value-type="float">
            <text:p>5510599</text:p>
          </table:table-cell>
          <table:table-cell office:value-type="string" calcext:value-type="string">
            <text:p>น.ส.นิศารัตน์ <text:s/>เติมเพ็ชร</text:p>
          </table:table-cell>
          <table:table-cell office:value-type="string" calcext:value-type="string">
            <text:p>ตัวแทนเก็บเงิน</text:p>
          </table:table-cell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ไม่มีรายได้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18-01-23T16:17:23" calcext:value-type="date">
            <text:p>01/23/18 04:17 PM</text:p>
          </table:table-cell>
          <table:table-cell office:value-type="string" calcext:value-type="string">
            <text:p>Migrate Dat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6:37:11.698000000</meta:creation-date>
    <dc:date>2020-03-09T16:38:19.389000000</dc:date>
    <meta:editing-duration>PT1M8S</meta:editing-duration>
    <meta:editing-cycles>1</meta:editing-cycles>
    <meta:document-statistic meta:table-count="1" meta:cell-count="7137" meta:object-count="0"/>
    <meta:generator>LibreOffice/6.3.4.2$Windows_X86_64 LibreOffice_project/60da17e045e08f1793c57c00ba83cdfce946d0aa</meta:generator>
  </office:meta>
</office:document-meta>
</file>